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6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1.25cm" fo:min-width="3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8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1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3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85cm" fo:min-width="5.7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color="#c0c0c0" style:font-weight-complex="600"/>
    </style:style>
    <style:style style:name="P12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c0c0c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cm" svg:x2="9.4cm" svg:y2="19.7cm" draw:start-shape="id5" draw:start-glue-point="0" draw:end-shape="id4" svg:d="M9400 21000v-1300" svg:viewBox="0 0 1 1301">
          <text:p/>
        </draw:connector>
        <draw:custom-shape draw:style-name="gr7" draw:text-style-name="P1" draw:layer="layout" svg:width="15.4cm" svg:height="2.8cm" svg:x="5.5cm" svg:y="20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0" draw:text-style-name="P5" draw:layer="layout" svg:width="20.635cm" svg:height="0.962cm" svg:x="0.378cm" svg:y="0.4cm">
          <draw:text-box>
            <text:p><text:span text:style-name="T3">Class hierarchy: The </text:span><text:span text:style-name="T4">individual agent </text:span><text:span text:style-name="T3">and the </text:span><text:span text:style-name="T4">population</text:span><text:span text:style-name="T3"> of agents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3" draw:text-style-name="P6" xml:id="id6" draw:id="id6" draw:layer="layout" svg:width="5.4cm" svg:height="1cm" svg:x="14.7cm" svg:y="3.4cm">
          <text:p text:style-name="P2"><text:span text:style-name="T5">CHROMOSOME(s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5" draw:text-style-name="P5" draw:layer="layout" svg:width="5.514cm" svg:height="0.962cm" draw:transform="rotate (1.5707963267949) translate (22.638cm 15.414cm)">
          <draw:text-box>
            <text:p><text:span text:style-name="T3">Fortran modules</text:span></text:p>
          </draw:text-box>
        </draw:frame>
        <draw:custom-shape draw:style-name="gr16" draw:text-style-name="P1" draw:layer="layout" svg:width="0.9cm" svg:height="21.4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xml:id="id8" draw:id="id8" draw:layer="layout" svg:width="6.2cm" svg:height="1cm" svg:x="14.3cm" svg:y="5.4cm">
          <text:p text:style-name="P7"><text:span text:style-name="T5">allele(s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7.4cm" svg:y1="5.4cm" svg:x2="17.4cm" svg:y2="4.4cm" draw:start-shape="id8" draw:start-glue-point="0" draw:end-shape="id6" draw:end-glue-point="2" svg:d="M17400 5400v-1000" svg:viewBox="0 0 1 1001">
          <text:p/>
        </draw:connector>
        <draw:custom-shape draw:style-name="gr19" draw:text-style-name="P9" draw:layer="layout" svg:width="3.6cm" svg:height="0.5cm" svg:x="16.7cm" svg:y="5.7cm">
          <text:p text:style-name="P2"><text:span text:style-name="T6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0" draw:text-style-name="P1" draw:layer="layout" svg:width="3.9cm" svg:height="21.5cm" svg:x="0.9cm" svg:y="1.9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2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  <draw:custom-shape draw:style-name="gr23" draw:text-style-name="P3" xml:id="id10" draw:id="id10" draw:layer="layout" svg:width="4.9cm" svg:height="2cm" draw:transform="rotate (1.5707963267949) translate (2.3cm 13.9cm)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3cm" svg:y1="8cm" svg:x2="3.3cm" svg:y2="9cm" draw:start-shape="id9" draw:start-glue-point="3" draw:end-shape="id10" draw:end-glue-point="1" svg:d="M3300 8000v1000" svg:viewBox="0 0 1 1001">
          <text:p/>
        </draw:connector>
        <draw:custom-shape draw:style-name="gr24" draw:text-style-name="P10" xml:id="id11" draw:id="id11" draw:layer="layout" svg:width="3.5cm" svg:height="1.1cm" draw:transform="rotate (1.5707963267949) translate (1.6cm 17.9cm)">
          <text:p text:style-name="P2"><text:span text:style-name="T7">FOOD_ITEM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2" draw:id="id12" draw:layer="layout" svg:width="4.4cm" svg:height="1.1cm" draw:transform="rotate (1.5707963267949) translate (3.2cm 19.7cm)">
          <text:p text:style-name="P2"><text:span text:style-name="T7">ENVIRONMENT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line-skew="0.25cm" svg:x1="1.6cm" svg:y1="16.15cm" svg:x2="2.3cm" svg:y2="11.45cm" draw:start-shape="id11" draw:end-shape="id10" draw:end-glue-point="0" svg:d="M1600 16150h-300v-4700h1000" svg:viewBox="0 0 1001 4701">
          <text:p/>
        </draw:connector>
        <draw:connector draw:style-name="gr27" draw:text-style-name="P1" draw:layer="layout" svg:x1="3.3cm" svg:y1="13.9cm" svg:x2="3.75cm" svg:y2="15.3cm" draw:start-shape="id10" draw:start-glue-point="3" draw:end-shape="id12" draw:end-glue-point="1" svg:d="M3300 13900v700h450v700" svg:viewBox="0 0 451 1401">
          <text:p/>
        </draw:connector>
        <draw:custom-shape draw:style-name="gr28" draw:text-style-name="P10" xml:id="id13" draw:id="id13" draw:layer="layout" svg:width="4.7cm" svg:height="1.1cm" draw:transform="rotate (1.5707963267949) translate (1.6cm 23.2cm)">
          <text:p text:style-name="P2"><text:span text:style-name="T7">FOOD_R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4" draw:id="id14" draw:layer="layout" svg:width="2.9cm" svg:height="1.1cm" draw:transform="rotate (1.5707963267949) translate (3.2cm 23.2cm)">
          <text:p text:style-name="P2"><text:span text:style-name="T7">HABITA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line-skew="-5.55cm 0.05cm" svg:x1="2.15cm" svg:y1="17.9cm" svg:x2="1.6cm" svg:y2="20.85cm" draw:start-shape="id11" draw:start-glue-point="3" draw:end-shape="id13" draw:end-glue-point="0" svg:d="M2150 17900v300h-1050v2650h500" svg:viewBox="0 0 1051 2951">
          <text:p/>
        </draw:connector>
        <draw:connector draw:style-name="gr26" draw:text-style-name="P1" draw:layer="layout" svg:x1="3.75cm" svg:y1="20.3cm" svg:x2="3.75cm" svg:y2="19.7cm" draw:start-shape="id14" draw:start-glue-point="1" draw:end-shape="id12" svg:d="M3750 20300v-600" svg:viewBox="0 0 1 601">
          <text:p/>
        </draw:connector>
        <draw:custom-shape draw:style-name="gr30" draw:text-style-name="P12" xml:id="id15" draw:id="id15" draw:layer="layout" svg:width="6.3cm" svg:height="1.2cm" svg:x="14.017cm" svg:y="21.783cm">
          <text:p text:style-name="P11"><text:span text:style-name="T8">POPULATION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2.9cm" svg:y1="22cm" svg:x2="14.017cm" svg:y2="22.383cm" draw:start-shape="id5" draw:start-glue-point="1" draw:end-shape="id15" draw:end-glue-point="3" svg:d="M12900 22000h559v383h558" svg:viewBox="0 0 1118 3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9-15T19:50:57.356957861</dc:date>
    <dc:creator>Sergey Budaev</dc:creator>
    <meta:editing-duration>PT3H14M22S</meta:editing-duration>
    <meta:editing-cycles>86</meta:editing-cycles>
    <meta:generator>LibreOffice/5.0.5.2$Linux_X86_64 LibreOffice_project/55b006a02d247b5f7215fc6ea0fde844b30035b3</meta:generator>
    <meta:document-statistic meta:object-count="47"/>
  </office:meta>
</office:document-meta>
</file>